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FailedErrorWrapper.printStackTrace( PrintStream the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sertionFailedErrorWrapper.AssertionFailedErrorWrapper( String theMessage , String theClassName , String the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FailedErrorWrapper.printStackTrace( PrintWriter the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sertionFailedErrorWrapper.AssertionFailedErro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FailedErrorWrapper.getWrappe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FailedErrorWrapper.AssertionFailedErrorWrapper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